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rsid="00098a46" officeooo:paragraph-rsid="00098a46"/>
    </style:style>
    <style:style style:name="P2" style:family="paragraph" style:parent-style-name="Heading_20_2">
      <style:paragraph-properties fo:line-height="100%"/>
      <style:text-properties fo:font-variant="normal" fo:text-transform="none" fo:color="#f0f6fc" loext:opacity="100%" style:font-name="apple-system" fo:font-size="12pt" fo:letter-spacing="normal" fo:font-style="normal" fo:font-weight="bold" officeooo:rsid="00098a46" officeooo:paragraph-rsid="00098a46"/>
    </style:style>
    <style:style style:name="P3" style:family="paragraph" style:parent-style-name="Text_20_body">
      <style:paragraph-properties fo:line-height="100%" fo:text-align="justify" style:justify-single-word="false"/>
      <style:text-properties officeooo:rsid="00098a46" officeooo:paragraph-rsid="000b2f4f"/>
    </style:style>
    <style:style style:name="P4" style:family="paragraph" style:parent-style-name="Text_20_body">
      <style:paragraph-properties fo:line-height="100%" fo:text-align="justify" style:justify-single-word="false"/>
      <style:text-properties fo:font-variant="normal" fo:text-transform="none" fo:color="#f0f6fc" loext:opacity="100%" style:font-name="apple-system" fo:font-size="12pt" fo:letter-spacing="normal" fo:font-style="normal" fo:font-weight="bold" officeooo:rsid="00098a46" officeooo:paragraph-rsid="000b2f4f"/>
    </style:style>
    <style:style style:name="P5" style:family="paragraph" style:parent-style-name="Text_20_body">
      <style:paragraph-properties fo:line-height="100%" fo:text-align="justify" style:justify-single-word="false"/>
      <style:text-properties fo:font-variant="normal" fo:text-transform="none" fo:color="#f0f6fc" loext:opacity="100%" style:font-name="apple-system" fo:font-size="12pt" fo:letter-spacing="normal" fo:font-style="normal" fo:font-weight="bold" officeooo:rsid="000d4888" officeooo:paragraph-rsid="000d4888"/>
    </style:style>
    <style:style style:name="P6" style:family="paragraph" style:parent-style-name="Text_20_body">
      <style:paragraph-properties fo:line-height="100%" fo:text-align="justify" style:justify-single-word="false"/>
      <style:text-properties officeooo:paragraph-rsid="000d4888"/>
    </style:style>
    <style:style style:name="P7" style:family="paragraph" style:parent-style-name="Heading_20_2">
      <style:paragraph-properties fo:margin-left="0cm" fo:margin-right="0cm" fo:margin-top="0.635cm" fo:margin-bottom="0.423cm" style:contextual-spacing="false" fo:line-height="100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fo:font-variant="normal" fo:text-transform="none" fo:color="#f0f6fc" loext:opacity="100%" style:font-name="apple-system" fo:font-size="12pt" fo:letter-spacing="normal" fo:font-style="normal" fo:font-weight="bold" officeooo:rsid="00098a46" officeooo:paragraph-rsid="0009adab"/>
    </style:style>
    <style:style style:name="P8" style:family="paragraph" style:parent-style-name="Text_20_body">
      <style:paragraph-properties fo:margin-left="0cm" fo:margin-right="0cm" fo:margin-top="0.635cm" fo:margin-bottom="0.423cm" style:contextual-spacing="false" fo:line-height="100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fo:font-variant="normal" fo:text-transform="none" fo:color="#f0f6fc" loext:opacity="100%" style:font-name="apple-system" fo:font-size="12pt" fo:letter-spacing="normal" fo:font-style="normal" fo:font-weight="bold" officeooo:rsid="000d5717" officeooo:paragraph-rsid="00119572"/>
    </style:style>
    <style:style style:name="P9" style:family="paragraph" style:parent-style-name="Text_20_body">
      <style:paragraph-properties fo:margin-left="0cm" fo:margin-right="0cm" fo:margin-top="0.635cm" fo:margin-bottom="0.423cm" style:contextual-spacing="false" fo:line-height="100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paragraph-rsid="000d5717"/>
    </style:style>
    <style:style style:name="P10" style:family="paragraph" style:parent-style-name="Text_20_body">
      <style:paragraph-properties fo:margin-left="0cm" fo:margin-right="0cm" fo:margin-top="0.635cm" fo:margin-bottom="0.423cm" style:contextual-spacing="false" fo:line-height="100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0d5717" officeooo:paragraph-rsid="000d5717"/>
    </style:style>
    <style:style style:name="P11" style:family="paragraph" style:parent-style-name="Text_20_body">
      <style:paragraph-properties fo:margin-left="0cm" fo:margin-right="0cm" fo:margin-top="0.635cm" fo:margin-bottom="0.423cm" style:contextual-spacing="false" fo:line-height="100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fo:font-variant="normal" fo:text-transform="none" fo:color="#f0f6fc" loext:opacity="100%" style:font-name="apple-system" fo:font-size="12pt" fo:letter-spacing="normal" fo:font-style="normal" fo:font-weight="bold" officeooo:rsid="000d5717" officeooo:paragraph-rsid="000d5717"/>
    </style:style>
    <style:style style:name="P12" style:family="paragraph" style:parent-style-name="Heading_20_2">
      <style:paragraph-properties fo:margin-left="0cm" fo:margin-right="0cm" fo:margin-top="0.635cm" fo:margin-bottom="0.423cm" style:contextual-spacing="false" fo:line-height="100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fo:font-variant="normal" fo:text-transform="none" fo:color="#f0f6fc" loext:opacity="100%" style:font-name="apple-system" fo:font-size="12pt" fo:letter-spacing="normal" fo:font-style="normal" fo:font-weight="bold" officeooo:rsid="00098a46" officeooo:paragraph-rsid="00119572"/>
    </style:style>
    <style:style style:name="P13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fo:font-variant="normal" fo:text-transform="none" fo:color="#f0f6fc" loext:opacity="100%" style:font-name="apple-system" fo:font-size="12pt" fo:letter-spacing="normal" fo:font-style="normal" fo:font-weight="bold" officeooo:rsid="00098a46" officeooo:paragraph-rsid="0009adab"/>
    </style:style>
    <style:style style:name="P14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098a46" officeooo:paragraph-rsid="0009adab"/>
    </style:style>
    <style:style style:name="P15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0dceac" officeooo:paragraph-rsid="000dceac"/>
    </style:style>
    <style:style style:name="P16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0dceac" officeooo:paragraph-rsid="0012dbf4"/>
    </style:style>
    <style:style style:name="P17" style:family="paragraph" style:parent-style-name="Text_20_body" style:list-style-name="L1">
      <style:paragraph-properties fo:margin-left="0cm" fo:margin-right="0cm" fo:margin-top="0.635cm" fo:margin-bottom="0.423cm" style:contextual-spacing="false" fo:line-height="100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0dceac" officeooo:paragraph-rsid="0012dbf4"/>
    </style:style>
    <style:style style:name="P18" style:family="paragraph" style:parent-style-name="Text_20_body" style:list-style-name="L1">
      <style:paragraph-properties fo:margin-top="0.635cm" fo:margin-bottom="0.423cm" style:contextual-spacing="false" fo:line-height="100%"/>
      <style:text-properties officeooo:rsid="000dceac"/>
    </style:style>
    <style:style style:name="P19" style:family="paragraph" style:parent-style-name="Text_20_body" style:list-style-name="L2">
      <style:paragraph-properties fo:margin-top="0.635cm" fo:margin-bottom="0.423cm" style:contextual-spacing="false" fo:line-height="125%"/>
      <style:text-properties officeooo:rsid="000dceac"/>
    </style:style>
    <style:style style:name="P20" style:family="paragraph" style:parent-style-name="Text_20_body">
      <style:paragraph-properties fo:margin-top="0.635cm" fo:margin-bottom="0.423cm" style:contextual-spacing="false" fo:line-height="125%"/>
      <style:text-properties officeooo:rsid="000dceac"/>
    </style:style>
    <style:style style:name="P21" style:family="paragraph" style:parent-style-name="Text_20_body" style:list-style-name="L3">
      <style:paragraph-properties fo:margin-top="0.635cm" fo:margin-bottom="0.423cm" style:contextual-spacing="false" fo:line-height="125%"/>
      <style:text-properties officeooo:rsid="000dceac"/>
    </style:style>
    <style:style style:name="P22" style:family="paragraph" style:parent-style-name="Text_20_body" style:list-style-name="L4">
      <style:paragraph-properties fo:margin-top="0.635cm" fo:margin-bottom="0.423cm" style:contextual-spacing="false" fo:line-height="125%"/>
      <style:text-properties officeooo:rsid="000dceac"/>
    </style:style>
    <style:style style:name="P23" style:family="paragraph" style:parent-style-name="Text_20_body" style:list-style-name="L5">
      <style:paragraph-properties fo:margin-top="0.635cm" fo:margin-bottom="0.423cm" style:contextual-spacing="false" fo:line-height="125%"/>
      <style:text-properties officeooo:rsid="000dceac"/>
    </style:style>
    <style:style style:name="P24" style:family="paragraph" style:parent-style-name="Text_20_body" style:list-style-name="L6">
      <style:paragraph-properties fo:margin-top="0.635cm" fo:margin-bottom="0.423cm" style:contextual-spacing="false" fo:line-height="125%"/>
      <style:text-properties officeooo:rsid="000dceac"/>
    </style:style>
    <style:style style:name="P25" style:family="paragraph" style:parent-style-name="Text_20_body" style:list-style-name="L7">
      <style:paragraph-properties fo:margin-top="0.635cm" fo:margin-bottom="0.423cm" style:contextual-spacing="false" fo:line-height="125%"/>
      <style:text-properties officeooo:rsid="000dceac"/>
    </style:style>
    <style:style style:name="P26" style:family="paragraph" style:parent-style-name="Text_20_body" style:list-style-name="L8">
      <style:paragraph-properties fo:margin-top="0.635cm" fo:margin-bottom="0.423cm" style:contextual-spacing="false" fo:line-height="125%"/>
      <style:text-properties officeooo:rsid="000dceac"/>
    </style:style>
    <style:style style:name="P27" style:family="paragraph" style:parent-style-name="Text_20_body" style:list-style-name="L9">
      <style:paragraph-properties fo:margin-top="0.635cm" fo:margin-bottom="0.423cm" style:contextual-spacing="false" fo:line-height="125%"/>
      <style:text-properties officeooo:rsid="000dceac"/>
    </style:style>
    <style:style style:name="P28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12dbf4" officeooo:paragraph-rsid="0012dbf4"/>
    </style:style>
    <style:style style:name="P29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0dceac" officeooo:paragraph-rsid="000dceac"/>
    </style:style>
    <style:style style:name="P30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rsid="000d4888" officeooo:paragraph-rsid="000d4888"/>
    </style:style>
    <style:style style:name="P31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paragraph-rsid="000dceac"/>
    </style:style>
    <style:style style:name="P32" style:family="paragraph" style:parent-style-name="Heading_20_3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3d444d"/>
      <style:text-properties officeooo:paragraph-rsid="000dceac"/>
    </style:style>
    <style:style style:name="P33" style:family="paragraph" style:parent-style-name="Preformatted_20_Text">
      <style:paragraph-properties fo:margin-left="0cm" fo:margin-right="0cm" fo:margin-top="0.635cm" fo:margin-bottom="0.423cm" style:contextual-spacing="false" fo:line-height="125%" fo:text-indent="0cm" style:auto-text-indent="false" style:writing-mode="lr-tb"/>
    </style:style>
    <style:style style:name="P34" style:family="paragraph" style:parent-style-name="Preformatted_20_Text">
      <style:paragraph-properties fo:margin-top="0.635cm" fo:margin-bottom="0.423cm" style:contextual-spacing="false" fo:line-height="125%" style:writing-mode="lr-tb"/>
    </style:style>
    <style:style style:name="P35" style:family="paragraph" style:parent-style-name="Text_20_body">
      <style:paragraph-properties fo:margin-top="0.635cm" fo:margin-bottom="0.423cm" style:contextual-spacing="false" fo:line-height="125%" style:writing-mode="lr-tb"/>
    </style:style>
    <style:style style:name="P36" style:family="paragraph" style:parent-style-name="Text_20_body" style:list-style-name="L10">
      <style:paragraph-properties fo:margin-top="0.635cm" fo:margin-bottom="0.423cm" style:contextual-spacing="false" fo:line-height="125%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37" style:family="paragraph" style:parent-style-name="Text_20_body">
      <style:paragraph-properties fo:margin-top="0.635cm" fo:margin-bottom="0.423cm" style:contextual-spacing="false" fo:line-height="125%"/>
    </style:style>
    <style:style style:name="P38" style:family="paragraph" style:parent-style-name="Preformatted_20_Text">
      <style:paragraph-properties fo:margin-left="0cm" fo:margin-right="0cm" fo:margin-top="0.635cm" fo:margin-bottom="0.499cm" style:contextual-spacing="false" fo:line-height="125%" fo:text-indent="0cm" style:auto-text-indent="false" style:writing-mode="lr-tb"/>
    </style:style>
    <style:style style:name="P39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0b1dcd"/>
    </style:style>
    <style:style style:name="T2" style:family="text">
      <style:text-properties fo:font-variant="normal" fo:text-transform="none" fo:color="#f0f6fc" loext:opacity="100%" style:font-name="apple-system" fo:font-size="12pt" fo:letter-spacing="normal" fo:font-style="normal" fo:font-weight="bold"/>
    </style:style>
    <style:style style:name="T3" style:family="text">
      <style:text-properties fo:font-variant="normal" fo:text-transform="none" fo:color="#f0f6fc" loext:opacity="100%" style:font-name="apple-system" fo:font-size="12pt" fo:letter-spacing="normal" fo:font-style="normal" fo:font-weight="bold" officeooo:rsid="000b1dcd"/>
    </style:style>
    <style:style style:name="T4" style:family="text">
      <style:text-properties fo:font-variant="normal" fo:text-transform="none" fo:color="#f0f6fc" loext:opacity="100%" style:font-name="apple-system" fo:font-size="12pt" fo:letter-spacing="normal" fo:font-style="normal" fo:font-weight="bold" officeooo:rsid="000d4888"/>
    </style:style>
    <style:style style:name="T5" style:family="text">
      <style:text-properties fo:font-variant="normal" fo:text-transform="none" fo:color="#f0f6fc" loext:opacity="100%" style:font-name="apple-system" fo:font-size="12pt" fo:letter-spacing="normal" fo:font-style="normal" fo:font-weight="bold" officeooo:rsid="000d5717"/>
    </style:style>
    <style:style style:name="T6" style:family="text">
      <style:text-properties officeooo:rsid="000d5717"/>
    </style:style>
    <style:style style:name="T7" style:family="text">
      <style:text-properties officeooo:rsid="000dd86a"/>
    </style:style>
    <style:style style:name="T8" style:family="text">
      <style:text-properties officeooo:rsid="0012dbf4"/>
    </style:style>
    <style:style style:name="T9" style:family="text">
      <style:text-properties fo:font-variant="normal" fo:text-transform="none" fo:color="#f0f6fc" loext:opacity="100%" style:font-name="apple-system" fo:font-size="12pt" fo:letter-spacing="normal" fo:font-style="normal" fo:font-weight="bold" officeooo:rsid="0012dbf4"/>
    </style:style>
    <style:style style:name="T10" style:family="text">
      <style:text-properties fo:font-weight="bold"/>
    </style:style>
    <style:style style:name="T11" style:family="text">
      <style:text-properties officeooo:rsid="000dceac"/>
    </style:style>
    <style:style style:name="T12" style:family="text">
      <style:text-properties officeooo:rsid="00137abf"/>
    </style:style>
    <style:style style:name="T13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1--objetivo-do-projeto" text:anchor-type="page" text:anchor-page-number="1" svg:x="-0.741cm" svg:y="0cm" svg:width="0.741cm" draw:z-index="0">
        <draw:text-box fo:min-height="0.741cm">
          <text:p text:style-name="P39"/>
        </draw:text-box>
      </draw:frame>
      <draw:frame draw:style-name="fr1" draw:name="user-content-2-️-tecnologias-utilizadas" text:anchor-type="page" text:anchor-page-number="1" svg:x="-0.741cm" svg:y="0cm" svg:width="0.741cm" draw:z-index="1">
        <draw:text-box fo:min-height="0.741cm">
          <text:p text:style-name="P39"/>
        </draw:text-box>
      </draw:frame>
      <draw:frame draw:style-name="fr1" draw:name="user-content-3-️-arquitetura-da-solução" text:anchor-type="page" text:anchor-page-number="1" svg:x="-0.741cm" svg:y="0cm" svg:width="0.741cm" draw:z-index="2">
        <draw:text-box fo:min-height="0.741cm">
          <text:p text:style-name="P39"/>
        </draw:text-box>
      </draw:frame>
      <draw:frame draw:style-name="fr1" draw:name="user-content-31---requisitos-funcionais" text:anchor-type="page" text:anchor-page-number="1" svg:x="-0.741cm" svg:y="0cm" svg:width="0.741cm" draw:z-index="3">
        <draw:text-box fo:min-height="0.741cm">
          <text:p text:style-name="P39"/>
        </draw:text-box>
      </draw:frame>
      <draw:frame draw:style-name="fr1" draw:name="user-content-32--️-requisitos-não-funcionais" text:anchor-type="page" text:anchor-page-number="1" svg:x="-0.741cm" svg:y="0cm" svg:width="0.741cm" draw:z-index="4">
        <draw:text-box fo:min-height="0.741cm">
          <text:p text:style-name="P39"/>
        </draw:text-box>
      </draw:frame>
      <draw:frame draw:style-name="fr1" draw:name="user-content-33---diagrama-de-classes" text:anchor-type="page" text:anchor-page-number="1" svg:x="-0.741cm" svg:y="0cm" svg:width="0.741cm" draw:z-index="5">
        <draw:text-box fo:min-height="0.741cm">
          <text:p text:style-name="P39"/>
        </draw:text-box>
      </draw:frame>
      <draw:frame draw:style-name="fr1" draw:name="user-content-34---padrões-de-projetos-utilizados" text:anchor-type="page" text:anchor-page-number="1" svg:x="-0.741cm" svg:y="0cm" svg:width="0.741cm" draw:z-index="6">
        <draw:text-box fo:min-height="0.741cm">
          <text:p text:style-name="P39"/>
        </draw:text-box>
      </draw:frame>
      <text:p text:style-name="P1">Criação de um datawarehouse para os municípios da região de Ribeirão Preto</text:p>
      <text:h text:style-name="P2" text:outline-level="2"><text:span text:style-name="T1">1- </text:span>🎯 Objetivo do projeto</text:h>
      <text:p text:style-name="P3"><text:span text:style-name="T2"><text:tab/></text:span><text:span text:style-name="T3">O objetivo desse projeto é propor uma arquiterura de datawarehouse, usado dados climáticos dos municípios da região de Ribeirão Preto, além de explorar as métricas técnicas de desempenho do datawarehouse.</text:span></text:p>
      <text:p text:style-name="P4">2. 🛠️ Tecnologias utilizadas</text:p>
      <text:p text:style-name="P5">Python: Linguagem para a construção do ETL (Extração, Transformação e carga)</text:p>
      <text:p text:style-name="P5">Apache airflow: Orquestração do fluxo de dados</text:p>
      <text:p text:style-name="P5">Flower: Processamento distríbuido e execução assícrona de tarefas.</text:p>
      <text:p text:style-name="P5">Celery: Monitoramento das tarefas do Celery em tempo real:</text:p>
      <text:p text:style-name="P5">SQL SERVER: Bando de dados para a construção do datawarehouse</text:p>
      <text:p text:style-name="P6"><text:span text:style-name="T4">Docker compose: </text:span>empacotamento e execução dos serviços em ambiente isolado e padronizado.</text:p>
      <text:h text:style-name="P7" text:outline-level="2">3. 🏗️ Arquitetura da solução</text:h>
      <text:h text:style-name="P7" text:outline-level="2">3.1 – 📌 Requisitos funcionais</text:h>
      <text:p text:style-name="P8">RF1 – O sistema deve coletar dados da OpenWeatherAPI para os municípios da região de Ribeirão Preto.</text:p>
      <text:p text:style-name="P8">RF2-O sistema deve processar os dados brutos em estruturas análiticas (dimensões e fatos)</text:p>
      <text:p text:style-name="P9"><text:span text:style-name="T5">RF3-O sistema deve obter os campos </text:span>(temperatura, umidade, pressão, vento, chuva .)</text:p>
      <text:p text:style-name="P10">RF4-O sistema deve manter uma tabela fato (fato_clima).</text:p>
      <text:p text:style-name="P9"><text:span text:style-name="T6">RF5-O Sistema deve manter tabelas de dimensão </text:span>(<text:span text:style-name="Source_20_Text">dim_tempo</text:span>, <text:span text:style-name="Source_20_Text">dim_municipio</text:span>).</text:p>
      <text:p text:style-name="P11"/>
      <text:h text:style-name="P12" text:outline-level="2"><text:soft-page-break/></text:h>
      <text:h text:style-name="P12" text:outline-level="2">3.2 – ⚙️ Requisitos não funcionais</text:h>
      <text:h text:style-name="P12" text:outline-level="2"><text:span text:style-name="T6">RNF1 – O sistema deve processar cada carga de dados em menos de 1</text:span><text:span text:style-name="T7">0</text:span><text:span text:style-name="T6"> minuto para os municípios</text:span></text:h>
      <text:p text:style-name="P11">RNF2 – As consultas Analiticas deve responder em segundos</text:p>
      <text:p text:style-name="P11">RNF3 – O Sistema deve coletar os dados climáticos em intervalo de 10 minutos.</text:p>
      <text:h text:style-name="P13" text:outline-level="2">3.<text:span text:style-name="T8">3</text:span> – 📐 Diagrama de Classes</text:h>
      <text:h text:style-name="P14" text:outline-level="2"><text:span text:style-name="T2">3.4 – 🧩 </text:span><text:span text:style-name="T9">Diagrama entidade-relacionamento</text:span><text:line-break/></text:h>
      <text:p text:style-name="P15">4 – Métricas do Datawarehous<text:span text:style-name="T8">e</text:span></text:p>
      <text:p text:style-name="P16"><text:tab/>O data warehouse permite o cálculo de diversas métricas essenciais, que podem ser agrupadas por domínio.</text:p>
      <text:list text:style-name="L1">
        <text:list-header>
          <text:p text:style-name="P17">Na área de <text:span text:style-name="T10">Clima</text:span>, as métricas incluem:</text:p>
        </text:list-header>
        <text:list-item>
          <text:p text:style-name="P18"><text:span text:style-name="T10">Temperatura média diária, semanal, mensal</text:span>.</text:p>
        </text:list-item>
        <text:list-item>
          <text:p text:style-name="P18"><text:span text:style-name="T10">Temperatura mínima e máxima por período</text:span>.</text:p>
        </text:list-item>
        <text:list-item>
          <text:p text:style-name="P18"><text:span text:style-name="T10">Amplitude térmica (máx – mín) diária</text:span>.</text:p>
        </text:list-item>
        <text:list-item>
          <text:p text:style-name="P18"><text:span text:style-name="T10">Variação de temperatura hora a hora ou dia a dia</text:span>.</text:p>
        </text:list-item>
      </text:list>
      <text:list text:style-name="L2">
        <text:list-item>
          <text:p text:style-name="P19"><text:span text:style-name="T10">Temperatura acumulada (soma ou média ponderada em determinados intervalos)</text:span>.</text:p>
        </text:list-item>
      </text:list>
      <text:p text:style-name="P20"><text:soft-page-break/>Para <text:span text:style-name="T10">Precipitação / Chuva</text:span>, as métricas são:</text:p>
      <text:list text:style-name="L3">
        <text:list-item>
          <text:p text:style-name="P21"><text:span text:style-name="T10">Precipitação acumulada diária, semanal, mensal</text:span>.</text:p>
        </text:list-item>
        <text:list-item>
          <text:p text:style-name="P21"><text:span text:style-name="T10">Dias com chuva no período</text:span>.</text:p>
        </text:list-item>
        <text:list-item>
          <text:p text:style-name="P21"><text:span text:style-name="T10">Intensidade média de chuva (mm/h)</text:span>.</text:p>
        </text:list-item>
      </text:list>
      <text:p text:style-name="P20">As métricas de <text:span text:style-name="T10">Vento</text:span> abrangem:</text:p>
      <text:list text:style-name="L4">
        <text:list-item>
          <text:p text:style-name="P22"><text:span text:style-name="T10">Velocidade média do vento por hora, dia, mês</text:span>.</text:p>
        </text:list-item>
        <text:list-item>
          <text:p text:style-name="P22"><text:span text:style-name="T10">Velocidade máxima registrada</text:span>.</text:p>
        </text:list-item>
        <text:list-item>
          <text:p text:style-name="P22"><text:span text:style-name="T10">Direção predominante do vento (N, NE, E, etc.)</text:span>.</text:p>
        </text:list-item>
        <text:list-item>
          <text:p text:style-name="P22"><text:span text:style-name="T10">Rajadas de vento (picos máximos)</text:span>.</text:p>
        </text:list-item>
      </text:list>
      <text:p text:style-name="P20">Em relação à <text:span text:style-name="T10">Umidade relativa</text:span>, podem ser calculadas:</text:p>
      <text:list text:style-name="L5">
        <text:list-item>
          <text:p text:style-name="P23"><text:span text:style-name="T10">Umidade média diária/mensal</text:span>.</text:p>
        </text:list-item>
        <text:list-item>
          <text:p text:style-name="P23"><text:span text:style-name="T10">Umidade mínima e máxima</text:span>.</text:p>
        </text:list-item>
        <text:list-item>
          <text:p text:style-name="P23"><text:span text:style-name="T10">Variação diária de umidade</text:span>.</text:p>
        </text:list-item>
      </text:list>
      <text:p text:style-name="P20">Para <text:span text:style-name="T10">Pressão atmosférica</text:span>, o data warehouse suporta as métricas:</text:p>
      <text:list text:style-name="L6">
        <text:list-item>
          <text:p text:style-name="P24"><text:span text:style-name="T10">Pressão média diária/mensal</text:span>.</text:p>
        </text:list-item>
        <text:list-item>
          <text:p text:style-name="P24"><text:span text:style-name="T10">Pressão mínima e máxima</text:span>.</text:p>
        </text:list-item>
        <text:list-item>
          <text:p text:style-name="P24"><text:soft-page-break/><text:span text:style-name="T10">Tendência da pressão (subida ou queda rápida → útil para previsão de tempestades)</text:span>.</text:p>
        </text:list-item>
      </text:list>
      <text:p text:style-name="P20">Além das métricas climáticas, há um conjunto de <text:span text:style-name="T10">Métricas de Volume e Crescimento</text:span> do próprio data warehouse, como:</text:p>
      <text:list text:style-name="L7">
        <text:list-item>
          <text:p text:style-name="P25"><text:span text:style-name="T10">Volume total de dados (MB/GB/TB) por tabela ou esquema</text:span>.</text:p>
        </text:list-item>
        <text:list-item>
          <text:p text:style-name="P25"><text:span text:style-name="T10">Crescimento diário/mensal de dados (taxa de ingestão)</text:span>.</text:p>
        </text:list-item>
        <text:list-item>
          <text:p text:style-name="P25"><text:span text:style-name="T10">Número de linhas carregadas por período</text:span>.</text:p>
        </text:list-item>
        <text:list-item>
          <text:p text:style-name="P25"><text:span text:style-name="T10">Número de registros históricos armazenados</text:span>.</text:p>
        </text:list-item>
      </text:list>
      <text:p text:style-name="P20">As <text:span text:style-name="T10">Métricas de Performance e Tempo</text:span> fornecem informações operacionais importantes, como:</text:p>
      <text:list text:style-name="L8">
        <text:list-item>
          <text:p text:style-name="P26"><text:span text:style-name="T10">Tempo médio de carga ETL/ELT (tempo que leva para extrair, transformar e carregar dados)</text:span>.</text:p>
        </text:list-item>
        <text:list-item>
          <text:p text:style-name="P26"><text:span text:style-name="T10">Tempo de atualização dos dados (latência entre fonte e DW)</text:span>.</text:p>
        </text:list-item>
      </text:list>
      <text:p text:style-name="P20">Por fim, as <text:span text:style-name="T10">Métricas de Armazenamento</text:span> monitoram a ocupação de espaço:</text:p>
      <text:list text:style-name="L9">
        <text:list-item>
          <text:p text:style-name="P27"><text:span text:style-name="T10">Tamanho por tabela (em disco)</text:span>.</text:p>
        </text:list-item>
        <text:list-item>
          <text:p text:style-name="P27"><text:span text:style-name="T10">Tamanho de índices</text:span>.</text:p>
        </text:list-item>
      </text:list>
      <text:p text:style-name="P28">5- Estimativa de crescimento</text:p>
      <text:p text:style-name="P15"/>
      <text:h text:style-name="P29" text:outline-level="2"><text:soft-page-break/><text:span text:style-name="Strong_20_Emphasis"/></text:h>
      <text:p text:style-name="P30"><text:span text:style-name="T11">5</text:span> – Estrutura do banco <text:span text:style-name="T6">(Script SQL)</text:span></text:p>
      <text:p text:style-name="P15">5.1 – Tabelas</text:p>
      <text:p text:style-name="P31"><text:span text:style-name="T11">fato_clima , </text:span>dim_cidade</text:p>
      <text:p text:style-name="P31"/>
      <text:p text:style-name="P31">---- <text:span text:style-name="T12">Apêndice cálculos Rápidos de estimáticas</text:span></text:p>
      <text:h text:style-name="P32" text:outline-level="3">1️⃣ Tabela <text:span text:style-name="Source_20_Text">DIM_CIDADE</text:span></text:h>
      <text:p text:style-name="P33"><text:span text:style-name="Source_20_Text">CREATE TABLE DIM_CIDADE (</text:span></text:p>
      <text:p text:style-name="P34"><text:span text:style-name="Source_20_Text"><text:s text:c="4"/>ID_CIDADE INT NOT NULL PRIMARY KEY, <text:s text:c="8"/>-- 4 bytes</text:span></text:p>
      <text:p text:style-name="P34"><text:span text:style-name="Source_20_Text"><text:s text:c="4"/>NOME_CIDADE NVARCHAR(255) <text:s text:c="18"/>-- até 255 * 2 bytes = 510 bytes</text:span></text:p>
      <text:p text:style-name="P34"><text:span text:style-name="Source_20_Text">);</text:span></text:p>
      <text:p text:style-name="P35"><text:span text:style-name="Source_20_Text"><text:span text:style-name="T13">Pode armazenar </text:span></text:span><text:span text:style-name="Source_20_Text"><text:span text:style-name="Strong_20_Emphasis"><text:span text:style-name="T13">até 255 caracteres</text:span></text:span></text:span><text:span text:style-name="Source_20_Text"><text:span text:style-name="T13">, e</text:span></text:span></text:p>
      <text:list text:style-name="L10">
        <text:list-item>
          <text:p text:style-name="P36">Cada caractere ocupa <text:span text:style-name="Strong_20_Emphasis">2 bytes</text:span>.</text:p>
        </text:list-item>
      </text:list>
      <text:p text:style-name="P34"><text:span text:style-name="Source_20_Text"/></text:p>
      <text:p text:style-name="P37"><text:span text:style-name="Strong_20_Emphasis">Tamanho por linha</text:span> ≈ 4 + 510 = <text:span text:style-name="Strong_20_Emphasis">514 bytes</text:span><text:line-break/>Se tivermos, por exemplo, <text:span text:style-name="T12">7 </text:span><text:s/>cidades:</text:p>
      <text:p text:style-name="P38"><text:soft-page-break/><text:span text:style-name="Source_20_Text">514 bytes *</text:span><text:span text:style-name="Source_20_Text"><text:span text:style-name="T12">7</text:span></text:span><text:span text:style-name="Source_20_Text">≈ 514.000 bytes ≈ 0,49 MB</text:span></text:p>
      <text:p text:style-name="P31"/>
      <text:p text:style-name="P31"/>
      <text:p text:style-name="P31">CREATE TABLE FT_CLIMA (</text:p>
      <text:p text:style-name="P31"><text:s text:c="4"/>ID_CIDADE INT NOT NULL, <text:s text:c="14"/>-- 4 bytes</text:p>
      <text:p text:style-name="P31"><text:s text:c="4"/>DATA_CONSULTA DATE NOT NULL, <text:s text:c="9"/>-- 3 bytes</text:p>
      <text:p text:style-name="P31"><text:s text:c="4"/>HORA_CONSULTA TIME NOT NULL, <text:s text:c="9"/>-- 3 bytes</text:p>
      <text:p text:style-name="P31"><text:s text:c="4"/>TEMPERATURA DECIMAL(5,2), <text:s text:c="12"/>-- 5 bytes</text:p>
      <text:p text:style-name="P31"><text:s text:c="4"/>PRESSAO DECIMAL(7,2), <text:s text:c="16"/>-- 9 bytes</text:p>
      <text:p text:style-name="P31"><text:s text:c="4"/>UMIDADE SMALLINT, <text:s text:c="20"/>-- 2 bytes</text:p>
      <text:p text:style-name="P31"><text:s text:c="4"/>VELOCIDADE_VENTO DECIMAL(5,2), <text:s text:c="6"/>-- 5 bytes</text:p>
      <text:p text:style-name="P31"><text:s text:c="4"/>ANGULO_VENTO DECIMAL(5,2), <text:s text:c="10"/>-- 5 bytes</text:p>
      <text:p text:style-name="P31"><text:s text:c="4"/>NOME_CIDADE NVARCHAR(255) <text:s text:c="12"/>-- 510 bytes</text:p>
      <text:p text:style-name="P31">);<text:span text:style-name="Strong_20_Emphasis">Tamanho por linha</text:span>: 4 + 3 + 3 + 5 + 9 + 2 + 5 + 5 + 510 ≈ <text:span text:style-name="Strong_20_Emphasis">546 bytes</text:span></text:p>
      <text:p text:style-name="P31"><text:span text:style-name="Strong_20_Emphasis"/></text:p>
      <text:p text:style-name="P31"><text:span text:style-name="Strong_20_Emphasis"/></text:p>
      <text:p text:style-name="P31"><text:soft-page-break/><text:span text:style-name="Strong_20_Emphasis">1.000 cidades * 24 registros/dia * 365 dias/ano * 10 anos ≈ 87.600.000 registros</text:span></text:p>
      <text:p text:style-name="P31"><text:span text:style-name="Strong_20_Emphasis">87.600.000 * 546 bytes ≈ 47.829.600.000 bytes ≈ 44,6 GB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10-26T22:00:55.856732588</dc:date>
    <meta:editing-duration>PT4H24M24S</meta:editing-duration>
    <meta:editing-cycles>9</meta:editing-cycles>
    <meta:document-statistic meta:table-count="0" meta:image-count="0" meta:object-count="0" meta:page-count="7" meta:paragraph-count="86" meta:word-count="701" meta:character-count="4471" meta:non-whitespace-character-count="3690"/>
  </office:meta>
</office:document-meta>
</file>